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32b01" officeooo:paragraph-rsid="00132b01"/>
    </style:style>
    <style:style style:name="P2" style:family="paragraph" style:parent-style-name="Standard">
      <style:text-properties officeooo:paragraph-rsid="00132b01"/>
    </style:style>
    <style:style style:name="P3" style:family="paragraph" style:parent-style-name="Standard">
      <style:text-properties officeooo:paragraph-rsid="0014b9c6"/>
    </style:style>
    <style:style style:name="P4" style:family="paragraph" style:parent-style-name="Standard">
      <style:text-properties officeooo:rsid="00132b01" officeooo:paragraph-rsid="00132b01"/>
    </style:style>
    <style:style style:name="P5" style:family="paragraph" style:parent-style-name="Standard">
      <style:text-properties officeooo:paragraph-rsid="00132b01"/>
    </style:style>
    <style:style style:name="P6" style:family="paragraph" style:parent-style-name="Standard">
      <style:text-properties officeooo:paragraph-rsid="00164797"/>
    </style:style>
    <style:style style:name="T1" style:family="text">
      <style:text-properties officeooo:rsid="00132b01"/>
    </style:style>
    <style:style style:name="T2" style:family="text">
      <style:text-properties officeooo:rsid="00164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<text:span text:style-name="T2">0</text:span>年<text:span text:style-name="T2">12</text:span>月○日</text:p>
      <text:p text:style-name="P2">マスコミ関係者各位</text:p>
      <text:p text:style-name="P1">LibreOffice日本語チーム</text:p>
      <text:p text:style-name="Standard">広報<text:span text:style-name="T1">　野方純</text:span></text:p>
      <text:p text:style-name="P1">LibreOffice 7.1リリース発表会のご案内</text:p>
      <text:p text:style-name="Standard">拝啓　貴社ますますご清祥のこととお慶び申し上げます。平素は格別のお引き立てを賜り、厚くお礼申し上げます。</text:p>
      <text:p text:style-name="P2">さて、昨年<text:span text:style-name="T1">8月のLibreOffice 7.0のリリース以来、半年に渡りLibreOfficeコミュニティで開発を勧めていましたLibreOffice 7.1を2021年2月にリリースいたします。</text:span></text:p>
      <text:p text:style-name="Standard">つきましては、リリースに先立ち、この<text:span text:style-name="T1">LibreOffice 7.1</text:span>についての発表・説明会を下記の通り開催いたします。マスコミ関係者の方々にはぜひともご高覧いただきたく、ご多忙のところ恐れ入りますが、ぜひご来場賜りますよう、よろしく申し上げます。</text:p>
      <text:p text:style-name="Standard">まずは書状にてご案内申し上げます。</text:p>
      <text:p text:style-name="P6">敬具</text:p>
      <text:p text:style-name="Standard">記</text:p>
      <text:p text:style-name="Standard">日時：<text:span text:style-name="T1">2021年1</text:span>月〇日（水）13時～</text:p>
      <text:p text:style-name="P3">場所：東京都中央区日本橋○−○−○ </text:p>
      <text:p text:style-name="Standard">お申込み・お問い合わせ先</text:p>
      <text:p text:style-name="P2"><text:span text:style-name="T1">LibreOffice日本語チーム 広報（野方） 電話: xxxx-xxxx メール: xxxx@example.com</text:span></text:p>
      <text:p text:style-name="Standard">以上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1T21:40:03.167809266</meta:creation-date>
    <dc:date>2020-12-02T17:00:02.821027217</dc:date>
    <meta:editing-duration>PT4M47S</meta:editing-duration>
    <meta:editing-cycles>2</meta:editing-cycles>
    <meta:generator>LibreOffice/7.0.3.1$Linux_X86_64 LibreOffice_project/d7547858d014d4cf69878db179d326fc3483e082</meta:generator>
    <meta:document-statistic meta:table-count="0" meta:image-count="0" meta:object-count="0" meta:page-count="1" meta:paragraph-count="16" meta:word-count="343" meta:character-count="471" meta:non-whitespace-character-count="459"/>
  </office:meta>
</office:document-meta>
</file>